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81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0_12-06-05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56005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0_14-11-12_000.jpg</text:p>
          </table:table-cell>
          <table:table-cell table:style-name="ce20" office:value-type="string">
            <text:p>:m RES #*# / free# JVEMV6 68#_12:s-1 / 68. theoretical-physics(tp) / w=canonical-coordinate-system;momentum-variables;poisson-bracket;arbitrary-phase;space-function;hamiltonian;phase-space-function;generator;,topics=~,other=~,s=~,i=~,doc=r-1-2~1#4.1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]=&quot;&quot;;[.C3];CONCATENATE([.C3];&quot; / &quot;;[.E3]))" office:value-type="string" office:string-value=":m RES #*# / free# JVEMV6 68#_12:s-1 / 68. theoretical-physics(tp) / w=canonical-coordinate-system;momentum-variables;poisson-bracket;arbitrary-phase;space-function;hamiltonian;phase-space-function;generator;,topics=~,other=~,s=~,i=~,doc=r-1-2~1#4.1">
            <text:p>:m RES #*# / free# JVEMV6 68#_12:s-1 / 68. theoretical-physics(tp) / w=canonical-coordinate-system;momentum-variables;poisson-bracket;arbitrary-phase;space-function;hamiltonian;phase-space-function;generator;,topics=~,other=~,s=~,i=~,doc=r-1-2~1#4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0_14-41-33_000.jpg</text:p>
          </table:table-cell>
          <table:table-cell table:style-name="ce20" office:value-type="string">
            <text:p>:m やることリスト / steps / occasion=飲み物用意：スープ / for=~, at=台所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4]=&quot;&quot;;[.C4];CONCATENATE([.C4];&quot; / &quot;;[.E4]))" office:value-type="string" office:string-value=":m やることリスト / steps / occasion=飲み物用意：スープ / for=~, at=台所">
            <text:p>:m やることリスト / steps / occasion=飲み物用意：スープ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0_15-28-13_000.jpg</text:p>
          </table:table-cell>
          <table:table-cell table:style-name="ce20" office:value-type="string">
            <text:p>:m Other / 記録 / @自室 / カーテン　夏用　取り付け中</text:p>
          </table:table-cell>
          <table:table-cell table:style-name="ce17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0_16-04-28_000.jpg</text:p>
          </table:table-cell>
          <table:table-cell table:style-name="ce20" office:value-type="string">
            <text:p>:m Other / 記録 / @自室 / カーテン　夏用　取り付け中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6]=&quot;&quot;;[.C6];CONCATENATE([.C6];&quot; / &quot;;[.E6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0_16-04-34_000.jpg</text:p>
          </table:table-cell>
          <table:table-cell table:style-name="ce20" office:value-type="string">
            <text:p>:m Other / 記録 / @自室 / カーテン　夏用　取り付け中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7]=&quot;&quot;;[.C7];CONCATENATE([.C7];&quot; / &quot;;[.E7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0_16-04-39_000.jpg</text:p>
          </table:table-cell>
          <table:table-cell table:style-name="ce20" office:value-type="string">
            <text:p>:m Other / 記録 / @自室 / カーテン　夏用　取り付け中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8]=&quot;&quot;;[.C8];CONCATENATE([.C8];&quot; / &quot;;[.E8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0_16-04-43_000.jpg</text:p>
          </table:table-cell>
          <table:table-cell table:style-name="ce20" office:value-type="string">
            <text:p>:m Other / 記録 / @自室 / カーテン　夏用　取り付け中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9]=&quot;&quot;;[.C9];CONCATENATE([.C9];&quot; / &quot;;[.E9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0_17-36-48_000.jpg</text:p>
          </table:table-cell>
          <table:table-cell table:style-name="ce20" office:value-type="string">
            <text:p>:m RES #*# / free# JVEMV6 68#_12:s-2 / 68. theoretical-physics(tp) / w=gauss-constraints;yang-mills;gauge-field;gauss-transformations;diffeomorphism;internal-idex;smeared;shift-function;lapse-function;,topics=~,other=~,s=~,i=~,doc=r-1-2~1#4.3</text:p>
          </table:table-cell>
          <table:table-cell table:style-name="ce17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10]=&quot;&quot;;[.C10];CONCATENATE([.C10];&quot; / &quot;;[.E10]))" office:value-type="string" office:string-value=":m RES #*# / free# JVEMV6 68#_12:s-2 / 68. theoretical-physics(tp) / w=gauss-constraints;yang-mills;gauge-field;gauss-transformations;diffeomorphism;internal-idex;smeared;shift-function;lapse-function;,topics=~,other=~,s=~,i=~,doc=r-1-2~1#4.3">
            <text:p>:m RES #*# / free# JVEMV6 68#_12:s-2 / 68. theoretical-physics(tp) / w=gauss-constraints;yang-mills;gauge-field;gauss-transformations;diffeomorphism;internal-idex;smeared;shift-function;lapse-function;,topics=~,other=~,s=~,i=~,doc=r-1-2~1#4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0_21-11-25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1_00-01-31_000.jpg</text:p>
          </table:table-cell>
          <table:table-cell table:style-name="ce20" office:value-type="string">
            <text:p>:m やることリスト / steps / occasion=用意：昼食 / for=~, at=台所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2]=&quot;&quot;;[.C12];CONCATENATE([.C12];&quot; / &quot;;[.E12]))" office:value-type="string" office:string-value=":m やることリスト / steps / occasion=用意：昼食 / for=~, at=台所">
            <text:p>:m やることリスト / steps / occasion=用意：昼食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1_00-01-56_000.jpg</text:p>
          </table:table-cell>
          <table:table-cell table:style-name="ce20" office:value-type="string">
            <text:p>:m やることリスト / steps / occasion=用意：東和、朝 / for=~, at=台所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3]=&quot;&quot;;[.C13];CONCATENATE([.C13];&quot; / &quot;;[.E13]))" office:value-type="string" office:string-value=":m やることリスト / steps / occasion=用意：東和、朝 / for=~, at=台所">
            <text:p>:m やることリスト / steps / occasion=用意：東和、朝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11_00-02-36_000.jpg</text:p>
          </table:table-cell>
          <table:table-cell table:style-name="ce20" office:value-type="string">
            <text:p>:m やることリスト / steps / <text:s/>occasion=用意：夕食、つゆ、よそう / for=~, at=台所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4]=&quot;&quot;;[.C14];CONCATENATE([.C14];&quot; / &quot;;[.E14]))" office:value-type="string" office:string-value=":m やることリスト / steps /  occasion=用意：夕食、つゆ、よそう / for=~, at=台所">
            <text:p>:m やることリスト / steps / <text:s/>occasion=用意：夕食、つゆ、よそう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11_00-02-52_000.jpg</text:p>
          </table:table-cell>
          <table:table-cell table:style-name="ce20" office:value-type="string">
            <text:p>:m やることリスト / steps / <text:s/>occasion=用意：夕食、つゆ、チンする / for=~, at=台所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5]=&quot;&quot;;[.C15];CONCATENATE([.C15];&quot; / &quot;;[.E15]))" office:value-type="string" office:string-value=":m やることリスト / steps /  occasion=用意：夕食、つゆ、チンする / for=~, at=台所">
            <text:p>:m やることリスト / steps / <text:s/>occasion=用意：夕食、つゆ、チンする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11_00-03-49_000.jpg</text:p>
          </table:table-cell>
          <table:table-cell table:style-name="ce20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11_02-59-32_000.jpg</text:p>
          </table:table-cell>
          <table:table-cell table:style-name="ce18" office:value-type="string">
            <text:p>:m other / log / 寝る前　ウェブ閲覧　記録　（for =篠笛の演奏、教室 /</text:p>
          </table:table-cell>
          <table:table-cell table:style-name="ce18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7]=&quot;&quot;;[.C17];CONCATENATE([.C17];&quot; / &quot;;[.E17]))" office:value-type="string" office:string-value=":m other / log / 寝る前　ウェブ閲覧　記録　（for =篠笛の演奏、教室 /">
            <text:p>:m other / log / 寝る前　ウェブ閲覧　記録　（for =篠笛の演奏、教室 /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11_04-04-39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8]=&quot;&quot;;[.C18];CONCATENATE([.C18];&quot; / &quot;;[.E1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11_04-04-46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6-11_09-20-48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6-11_09-55-09_000.jpg</text:p>
          </table:table-cell>
          <table:table-cell table:style-name="ce23" office:value-type="string">
            <text:p>:tome/ (lang=ja) / topic=曲作り / content=和楽器のための楽曲を作ろうぞ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1]=&quot;&quot;;[.C21];CONCATENATE([.C21];&quot; / &quot;;[.E21]))" office:value-type="string" office:string-value=":tome/ (lang=ja) / topic=曲作り / content=和楽器のための楽曲を作ろうぞ">
            <text:p>:tome/ (lang=ja) / topic=曲作り / content=和楽器のための楽曲を作ろうぞ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6-11_09-55-48_000.jpg</text:p>
          </table:table-cell>
          <table:table-cell table:style-name="ce20" office:value-type="string">
            <text:p>:m 記録 / お酒：飲んだ量 ||| :m やることリスト / steps / <text:s/>occasion=風呂出る～寝る / for=~, at=自室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2]=&quot;&quot;;[.C22];CONCATENATE([.C22];&quot; / &quot;;[.E22]))" office:value-type="string" office:string-value=":m 記録 / お酒：飲んだ量 ||| :m やることリスト / steps /  occasion=風呂出る～寝る / for=~, at=自室">
            <text:p>:m 記録 / お酒：飲んだ量 ||| :m やることリスト / steps / <text:s/>occasion=風呂出る～寝る / for=~, at=自室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6-11_09-56-06_000.jpg</text:p>
          </table:table-cell>
          <table:table-cell table:style-name="ce20" office:value-type="string">
            <text:p>:m やることリスト / steps / occasion=飲み物用意：スープ / for=~, at=台所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3]=&quot;&quot;;[.C23];CONCATENATE([.C23];&quot; / &quot;;[.E23]))" office:value-type="string" office:string-value=":m やることリスト / steps / occasion=飲み物用意：スープ / for=~, at=台所">
            <text:p>:m やることリスト / steps / occasion=飲み物用意：スープ / for=~, at=台所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1_02-28-51_000.mp4</text:p>
          </table:table-cell>
          <table:table-cell table:style-name="ce8" office:value-type="string">
            <text:p>###:VIDEO / @自室 / 記録 / jap.flute-bamboo / 演奏、play / b-2021-0611-1 / genr=free-play,key=~,for=~,memo=~,tempo=~,Re~,R=1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###:VIDEO / @自室 / 記録 / jap.flute-bamboo / 演奏、play / b-2021-0611-1 / genr=free-play,key=~,for=~,memo=~,tempo=~,Re~,R=1,notes=~,other=~">
            <text:p>###:VIDEO / @自室 / 記録 / jap.flute-bamboo / 演奏、play / b-2021-0611-1 / genr=free-play,key=~,for=~,memo=~,tempo=~,Re~,R=1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6-11_09-22-33_000.mid</text:p>
          </table:table-cell>
          <table:table-cell table:style-name="ce8" office:value-type="string">
            <text:p>:in-mid / app=perfect-piano / 演奏、play / id-2021-0611-1 / category=~,inst=shino,for=~,genre=~</text:p>
          </table:table-cell>
          <table:table-cell table:style-name="ce19" office:value-type="string">
            <text:p>2021.06.11-09.22.08-shino.mid</text:p>
          </table:table-cell>
          <table:table-cell table:style-name="ce4"/>
          <table:table-cell table:style-name="ce4"/>
          <table:table-cell table:style-name="ce38" table:formula="of:=IF([.E25]=&quot;&quot;;[.C25];CONCATENATE([.C25];&quot; / &quot;;[.E25]))" office:value-type="string" office:string-value=":in-mid / app=perfect-piano / 演奏、play / id-2021-0611-1 / category=~,inst=shino,for=~,genre=~">
            <text:p>:in-mid / app=perfect-piano / 演奏、play / id-2021-0611-1 / category=~,inst=shino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2021/06/11</text:date>, <text:time>10:5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1T10:59:15.54</dc:date>
    <dc:creator>iwabuchi ken</dc:creator>
    <meta:editing-duration>P34DT6H34M26S</meta:editing-duration>
    <meta:editing-cycles>12657</meta:editing-cycles>
    <meta:document-statistic meta:table-count="1" meta:cell-count="390" meta:object-count="0"/>
  </office:meta>
</office:document-meta>
</file>